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 Sans" svg:font-family="'Open Sans', 'Helvetica Neue', Helvetica, Arial, sans-serif"/>
    <style:font-face style:name="inherit" svg:font-family="inherit"/>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2pt" fo:font-weight="normal" officeooo:paragraph-rsid="001a92ed" style:font-size-asian="10.5pt" style:font-weight-asian="normal" style:font-size-complex="12pt" style:font-weight-complex="normal"/>
    </style:style>
    <style:style style:name="P2" style:family="paragraph" style:parent-style-name="Standard">
      <style:paragraph-properties>
        <style:tab-stops>
          <style:tab-stop style:position="2.921cm"/>
        </style:tab-stops>
      </style:paragraph-properties>
      <style:text-properties style:font-name="Arial" officeooo:paragraph-rsid="001a92ed"/>
    </style:style>
    <style:style style:name="P3" style:family="paragraph" style:parent-style-name="Standard">
      <style:paragraph-properties>
        <style:tab-stops>
          <style:tab-stop style:position="2.921cm"/>
        </style:tab-stops>
      </style:paragraph-properties>
      <style:text-properties style:font-name="Arial" officeooo:paragraph-rsid="001ba66d"/>
    </style:style>
    <style:style style:name="P4" style:family="paragraph" style:parent-style-name="Standard">
      <style:paragraph-properties>
        <style:tab-stops>
          <style:tab-stop style:position="2.921cm"/>
        </style:tab-stops>
      </style:paragraph-properties>
      <style:text-properties style:font-name="Arial" fo:font-weight="bold" officeooo:paragraph-rsid="001a92ed" style:font-weight-asian="bold" style:font-weight-complex="bold"/>
    </style:style>
    <style:style style:name="P5" style:family="paragraph" style:parent-style-name="Standard">
      <style:paragraph-properties>
        <style:tab-stops>
          <style:tab-stop style:position="2.921cm"/>
        </style:tab-stops>
      </style:paragraph-properties>
      <style:text-properties style:font-name="Arial" officeooo:paragraph-rsid="001ba66d"/>
    </style:style>
    <style:style style:name="P6" style:family="paragraph" style:parent-style-name="Heading_20_1">
      <style:text-properties fo:font-variant="normal" fo:text-transform="none" fo:color="#000000" style:text-line-through-style="none" style:text-line-through-type="none" style:font-name="Arial" fo:font-size="20pt" fo:font-style="normal" style:text-underline-style="none" fo:font-weight="bold" officeooo:paragraph-rsid="001a92ed" style:text-blinking="false" fo:background-color="transparent" style:font-weight-asian="bold" style:font-weight-complex="bold"/>
    </style:style>
    <style:style style:name="P7" style:family="paragraph" style:parent-style-name="Heading_20_1">
      <style:text-properties style:font-name="Arial" fo:font-size="12pt" officeooo:rsid="001a92ed" officeooo:paragraph-rsid="001a92ed" style:font-size-asian="12pt" style:font-size-complex="12pt"/>
    </style:style>
    <style:style style:name="T1"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1pt" fo:font-style="normal" style:text-underline-style="none" officeooo:rsid="001a92ed" style:text-blinking="false" fo:background-color="#fff2cc" loext:char-shading-value="0"/>
    </style:style>
    <style:style style:name="T3"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officeooo:rsid="001a92ed" style:text-blinking="false" fo:background-color="#fff2cc" loext:char-shading-value="0"/>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font-name="Open Sans" fo:letter-spacing="normal" fo:font-style="normal" fo:font-weight="normal"/>
    </style:style>
    <style:style style:name="T7" style:family="text">
      <style:text-properties fo:font-variant="normal" fo:text-transform="none" fo:color="#000000" fo:letter-spacing="normal" fo:font-style="normal" fo:font-weight="normal"/>
    </style:style>
    <style:style style:name="T8" style:family="text">
      <style:text-properties officeooo:rsid="001a92ed"/>
    </style:style>
    <style:style style:name="T9" style:family="text">
      <style:text-properties fo:color="#000000"/>
    </style:style>
    <style:style style:name="T10" style:family="text">
      <style:text-properties officeooo:rsid="001ba66d"/>
    </style:style>
    <style:style style:name="T11" style:family="text">
      <style:text-properties officeooo:rsid="001d922b"/>
    </style:style>
    <style:style style:name="T12" style:family="text">
      <style:text-properties officeooo:rsid="001e3e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docs-internal-guid-d771a788-c5ef-7c8f-fd7e-f9f584946f31"/>Disclaimer</text:h>
      <text:p text:style-name="P1"><text:bookmark text:name="docs-internal-guid-d771a788-c5f6-21eb-922b-1bd5fa21ed11"/><text:span text:style-name="T3">In no event shall </text:span><text:span text:style-name="T4">Logic-Xcution</text:span><text:span text:style-name="T5"> </text:span><text:span text:style-name="T3">be liable for any special, direct, indirect, consequential, or incidental damages or any damages whatsoever, whether in an action of contract, negligence or other tort, arising out of or in connection with the use of the Service or the contents of the Service.</text:span></text:p>
      <text:p text:style-name="P1"><text:span text:style-name="T2">Logic-Xcution</text:span><text:span text:style-name="T5"> </text:span><text:span text:style-name="T1">reserves the right to make additions, deletions, or modification to the contents on the Service at any time without prior notice</text:span></text:p>
      <text:h text:style-name="P7" text:outline-level="1">COMMERCIAL USE</text:h>
      <text:p text:style-name="P3">You must not use any material provided on this platform for commercial purposes without the prior written consent by the <text:span text:style-name="T8">core team, Logic-Xcution</text:span> –<text:span text:style-name="T9"> </text:span><text:span text:style-name="T6">A non profit association for promotion of programming and development</text:span>. If you w<text:bookmark text:name="_GoBack"/>ould like to use it for non-commercial purposes, you should contact the <text:span text:style-name="T10">Logic-Xcution first</text:span>. Several images have been created for and licensed to the Verein, thus they must not be used commercially or non-commercially.</text:p>
      <text:p text:style-name="P2"/>
      <text:p text:style-name="P4">LIABILITY</text:p>
      <text:p text:style-name="P2">The authors have ensured that all information provided on this platform is correct to their best knowledge. However, the authors make no representations about the suitability of the information contained in the documents and related graphics published on this platform for any purpose. All such documents and related graphics are provided "as is" without warranty of any kind. The authors hereby disclaim all warranties and conditions with regard to this information, including all implied warranties and conditions of merchantability, fitness for a particular purpose, title and non-infringement. In no event shall the authors be liable for any special, indirect or consequential damages or any damages whatsoever resulting from loss of use, data or profits, whether in an action of contract, negligence or other tortious action, arising out of or in connection with the use or performance of information available from this platform.</text:p>
      <text:p text:style-name="P2"/>
      <text:p text:style-name="P4">LINKS TO EXTERNAL SITES</text:p>
      <text:p text:style-name="P2">Some links on this platform will let you leave the <text:span text:style-name="T10">Logic-Xcution</text:span> platform. The linked sites are not under the control of the <text:span text:style-name="T11">organization</text:span> and the <text:span text:style-name="T11">organization</text:span> is not responsible for the contents of any linked site, or any changes or updates to such sites. The <text:span text:style-name="T11">organization</text:span> is not responsible for webcasting or any other form of transmission received from any linked site. The Verein is providing these links to you only as a convenience, and the inclusion of any link does not imply endorsement by the Verein of the site. </text:p>
      <text:p text:style-name="P2"/>
      <text:p text:style-name="P4">LINKS TO THE <text:span text:style-name="T10">Logic-Xcution</text:span></text:p>
      <text:p text:style-name="P2">Links to the <text:span text:style-name="T10">Logic-Xcution</text:span> platform are explicitly allowed, as long as pages from the <text:span text:style-name="T10">Logic-Xcution</text:span> platform don't appear within the frameset of the linking platform.</text:p>
      <text:p text:style-name="P2"/>
      <text:p text:style-name="P4">TRADEMARKS AND REGISTERED TRADEMARKS</text:p>
      <text:p text:style-name="P2">Trademarks and registered trademarks are not marked. Therefore, the missing of such a symbol does not imply that the concerned name is not the trademark or registered trademark of its respective owner.</text:p>
      <text:p text:style-name="P2"/>
      <text:p text:style-name="P4">COPYRIGHT NOTICE</text:p>
      <text:p text:style-name="P3">Copyright © 201<text:span text:style-name="T12">8</text:span> <text:span text:style-name="T10">Logic-Xcution</text:span> – <text:span text:style-name="T7">A non profit association for promotion of programming and development</text:span>. All rights reserved worldwide. Any rights not expressly granted herein are reserved worldwide. Any violation will be prosecuted.</text:p>
      <text:p text:style-name="P2"/>
      <text:p text:style-name="P4"><text:soft-page-break/>CONTACT</text:p>
      <text:p text:style-name="P2">You may contact the Verein for any further questions.</text:p>
      <text:p text:style-name="P2"/>
      <text:p text:style-name="P4">SALVATORIAN CLAUSE</text:p>
      <text:p text:style-name="P2">If any part of this disclaimer shall be or become invalid, then it shall be replaced by that valid regulation which comes closest to its meaning and intention. All other parts of this disclaimer shall remain valid in that case.</text:p>
      <text:p text:style-name="P2">This disclaimer does not affect your statutory rights.</text:p>
      <text:p text:style-name="P2"/>
      <text:p text:style-name="P4">AUTHORS</text:p>
      <text:p text:style-name="P2"><text:span text:style-name="T10">Madhav Bahl (Founder)</text:span> and <text:span text:style-name="T10">Dravisha Katoch (Co-Foun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Open Sans" svg:font-family="'Open Sans', 'Helvetica Neue', Helvetica, Arial, sans-serif"/>
    <style:font-face style:name="inherit" svg:font-family="inherit"/>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4T09:27:21.851857521</meta:creation-date>
    <dc:date>2018-03-08T18:07:50.801698667</dc:date>
    <meta:editing-duration>PT3M47S</meta:editing-duration>
    <meta:editing-cycles>4</meta:editing-cycles>
    <meta:generator>LibreOffice/5.1.6.2$Linux_X86_64 LibreOffice_project/10m0$Build-2</meta:generator>
    <meta:document-statistic meta:table-count="0" meta:image-count="0" meta:object-count="0" meta:page-count="2" meta:paragraph-count="22" meta:word-count="546" meta:character-count="3490" meta:non-whitespace-character-count="2963"/>
  </office:meta>
</office:document-meta>
</file>